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ndorra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table:number-columns-repeated="2"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Kolumbie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office:value-type="string" calcext:value-type="string">
            <text:p>Německo/Západní Německo</text:p>
          </table:table-cell>
          <table:table-cell/>
        </table:table-row>
        <table:table-row table:style-name="ro1">
          <table:table-cell office:value-type="string" calcext:value-type="string">
            <text:p>DZ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žírsko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chtenštejnsko</text:p>
          </table:table-cell>
          <table:table-cell/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oko</text:p>
          </table:table-cell>
          <table:table-cell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Severní Makedonie</text:p>
          </table:table-cell>
          <table:table-cell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</table:table-row>
        <table:table-row table:style-name="ro1">
          <table:table-cell office:value-type="string" calcext:value-type="string">
            <text:p>PR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alsko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</table:table>
      <table:table table:name="200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</table:table>
      <table:table table:name="200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</table:table>
      <table:table table:name="200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</table:table-row>
      </table:table>
      <table:table table:name="200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</table:table>
      <table:table table:name="200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</table:table-row>
      </table:table>
      <table:table table:name="200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CG</text:p>
          </table:table-cell>
        </table:table-row>
      </table:table>
      <table:table table:name="200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</table:table>
      <table:table table:name="200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</text:p>
          </table:table-cell>
        </table:table-row>
      </table:table>
      <table:table table:name="200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</table:table-row>
      </table:table>
      <table:table table:name="200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</table:table-row>
      </table:table>
      <table:table table:name="201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</table:table-row>
      </table:table>
      <table:table table:name="201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</table:table-row>
      </table:table>
      <table:table table:name="201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</table:table-row>
      </table:table>
      <table:table table:name="201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</table:table>
      <table:table table:name="201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</table:table-row>
      </table:table>
      <table:table table:name="201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</table:table>
      <table:table table:name="201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</table:table-row>
      </table:table>
      <table:table table:name="201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</table:table>
      <table:table table:name="2017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</table:table>
      <table:table table:name="201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</table:table-row>
      </table:table>
      <table:table table:name="201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</table:table-row>
      </table:table>
      <table:table table:name="2018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</table:table>
      <table:table table:name="201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</table:table>
      <table:table table:name="202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</table:table>
      <table:table table:name="202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</table:table-row>
      </table:table>
      <table:table table:name="202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WT</text:p>
          </table:table-cell>
        </table:table-row>
      </table:table>
      <table:table table:name="202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</table:table-row>
      </table:table>
      <table:table table:name="2022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Z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T</text:p>
          </table:table-cell>
        </table:table-row>
      </table:table>
      <table:table table:name="202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</table:table-row>
      </table:table>
      <table:table table:name="2023_D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2-03T20:27:38.048000000</dc:date>
    <meta:editing-duration>PT16H24M22S</meta:editing-duration>
    <meta:editing-cycles>122</meta:editing-cycles>
    <meta:generator>LibreOffice/7.5.2.2$Windows_X86_64 LibreOffice_project/53bb9681a964705cf672590721dbc85eb4d0c3a2</meta:generator>
    <meta:document-statistic meta:table-count="122" meta:cell-count="6080" meta:object-count="0"/>
  </office:meta>
</office:document-meta>
</file>